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438cm" svg:height="3.63cm" svg:x="3.551cm" svg:y="8.623cm">
          <text:p text:style-name="P1">Text To</text:p>
          <text:p text:style-name="P1">Speech</text:p>
          <text:p text:style-name="P1">3.4.5.2.5.2 </text:p>
        </draw:ellipse>
        <draw:ellipse draw:style-name="gr1" draw:text-style-name="P1" draw:layer="layout" svg:width="4.438cm" svg:height="3.63cm" svg:x="11.802cm" svg:y="8.623cm">
          <text:p text:style-name="P1">Generating</text:p>
          <text:p text:style-name="P1">Response</text:p>
          <text:p text:style-name="P1">3.4.5.2.5.3</text:p>
        </draw:ellipse>
        <draw:line draw:style-name="gr2" draw:text-style-name="P1" draw:layer="layout" svg:x1="7.989cm" svg:y1="10.528cm" svg:x2="11.799cm" svg:y2="10.528cm">
          <text:p text:style-name="P1">TTS2G</text:p>
          <text:p text:style-name="P1">G2TTS</text:p>
        </draw:line>
        <draw:ellipse draw:style-name="gr3" draw:text-style-name="P1" draw:layer="layout" svg:width="4.438cm" svg:height="3.63cm" svg:x="7.661cm" svg:y="4.178cm">
          <text:p text:style-name="P1">System</text:p>
          <text:p text:style-name="P1">Response</text:p>
          <text:p text:style-name="P1">3.4.5.2.5.1 </text:p>
        </draw:ellipse>
        <draw:line draw:style-name="gr2" draw:text-style-name="P1" draw:layer="layout" svg:x1="8.624cm" svg:y1="7.353cm" svg:x2="6.084cm" svg:y2="8.623cm">
          <text:p text:style-name="P1">TTS2S</text:p>
          <text:p text:style-name="P1">S2TTS</text:p>
        </draw:line>
        <draw:line draw:style-name="gr2" draw:text-style-name="P1" draw:layer="layout" svg:x1="11.799cm" svg:y1="7.353cm" svg:x2="13.704cm" svg:y2="8.623cm">
          <text:p text:style-name="P1">S2G</text:p>
          <text:p text:style-name="P1">G2S</text:p>
        </draw:line>
        <draw:rect draw:style-name="gr1" draw:text-style-name="P1" draw:layer="layout" svg:width="1.905cm" svg:height="1.27cm" svg:x="7.985cm" svg:y="13.7cm">
          <text:p text:style-name="P1">Forwarding</text:p>
        </draw:rect>
        <draw:rect draw:style-name="gr1" draw:text-style-name="P1" draw:layer="layout" svg:width="1.905cm" svg:height="1.27cm" svg:x="7.985cm" svg:y="16.24cm">
          <text:p text:style-name="P1">Brain</text:p>
        </draw:rect>
        <draw:line draw:style-name="gr2" draw:text-style-name="P1" draw:layer="layout" svg:x1="9.255cm" svg:y1="13.7cm" svg:x2="12.16cm" svg:y2="11.597cm">
          <text:p text:style-name="P1">F2G</text:p>
          <text:p text:style-name="P1">G2F</text:p>
        </draw:line>
        <draw:line draw:style-name="gr2" draw:text-style-name="P1" draw:layer="layout" svg:x1="5.517cm" svg:y1="12.329cm" svg:x2="7.985cm" svg:y2="16.875cm">
          <text:p text:style-name="P1">TTS2B</text:p>
          <text:p text:style-name="P1">B2TTS</text:p>
        </draw:line>
        <draw:line draw:style-name="gr2" draw:text-style-name="P1" draw:layer="layout" svg:x1="13.7cm" svg:y1="12.43cm" svg:x2="9.89cm" svg:y2="16.875cm">
          <text:p text:style-name="P1">G2B</text:p>
          <text:p text:style-name="P1">B2G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8:34:27.08</meta:creation-date>
    <dc:date>2011-11-30T18:46:22.87</dc:date>
    <dc:creator>Andre </dc:creator>
    <meta:editing-duration>PT37M7S</meta:editing-duration>
    <meta:editing-cycles>2</meta:editing-cycles>
    <meta:generator>OpenOffice.org/3.3$Win32 OpenOffice.org_project/330m20$Build-9567</meta:generator>
    <meta:document-statistic meta:object-count="11"/>
  </office:meta>
</office:document-meta>
</file>